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.0575in" fo:margin-bottom="0.0437in" style:contextual-spacing="false"/>
      <style:text-properties officeooo:paragraph-rsid="00165704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cccccc" loext:opacity="100%" style:font-name="Consolas" fo:font-size="11pt" fo:font-weight="normal" fo:background-color="#1f1f1f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itle">
      <style:text-properties officeooo:paragraph-rsid="00165704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="solid" draw:fill-color="#eeeeee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loext:graphic-properties draw:fill="solid" draw:fill-color="#eeeeee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="solid" draw:fill-color="#eeeeee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cdcaa" loext:opacity="100%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6a9955" loext:opacity="100%" style:font-name="Consolas" fo:font-size="10.5pt" fo:font-weight="normal"/>
    </style:style>
    <style:style style:name="T13" style:family="text">
      <style:text-properties fo:color="#c586c0" loext:opacity="100%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d7ba7d" loext:opacity="100%" style:font-name="Consolas" fo:font-size="10.5pt" fo:font-weight="normal"/>
    </style:style>
    <style:style style:name="T18" style:family="text">
      <style:text-properties fo:color="#b5cea8" loext:opacity="100%" style:font-name="Consolas" fo:font-size="10.5pt" fo:font-weight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dash" draw:stroke-dash="Dash" svg:stroke-width="0in" svg:stroke-color="#000000" draw:marker-start-width="0.139in" draw:marker-end-width="0.139in" svg:stroke-linecap="butt" draw:fill="solid" draw:fill-color="#eeeeee" draw:textarea-vertical-align="middle" fo:min-height="1.4327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width="0in" svg:stroke-color="#000000" draw:marker-start-width="0.139in" draw:marker-end-width="0.139in" svg:stroke-linecap="butt" draw:fill="solid" draw:fill-color="#eeeeee" draw:textarea-vertical-align="middle" fo:min-height="2.4283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Dash" svg:stroke-width="0in" svg:stroke-color="#000000" draw:marker-start-width="0.139in" draw:marker-end-width="0.139in" svg:stroke-linecap="butt" draw:fill="solid" draw:fill-color="#eeeeee" draw:textarea-vertical-align="middle" fo:min-height="2.609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dash" draw:stroke-dash="Dash" svg:stroke-width="0in" svg:stroke-color="#000000" draw:marker-start-width="0.139in" draw:marker-end-width="0.139in" svg:stroke-linecap="butt" draw:fill="solid" draw:fill-color="#eeeeee" draw:textarea-vertical-align="middle" fo:min-height="3.6154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dash" draw:stroke-dash="Dash" svg:stroke-width="0in" svg:stroke-color="#000000" draw:marker-start-width="0.139in" draw:marker-end-width="0.139in" svg:stroke-linecap="butt" draw:fill="solid" draw:fill-color="#eeeeee" draw:textarea-vertical-align="middle" fo:min-height="4.552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3" text:outline-level="3">Aim: Write a program to implement Abstract Data Type (ADT)</text:h>
      <text:p text:style-name="Standard"># Book Class</text:p>
      <text:p text:style-name="Standard">class Book:</text:p>
      <text:p text:style-name="Standard">    def __init__(self, isbn, title, author):</text:p>
      <text:p text:style-name="Standard">        self.isbn = isbn.strip()  # Removes extra whitespaces from ISBN</text:p>
      <text:p text:style-name="Standard">        self.title = title.strip()  # Removes extra whitespaces from title</text:p>
      <text:p text:style-name="Standard">        self.author = author.strip()  # Removes extra whitespaces from author</text:p>
      <text:p text:style-name="Standard">        self.available = True  # Book is available by default</text:p>
      <text:p text:style-name="Standard">        self.borrowed_by = None  # No borrower initially</text:p>
      <text:p text:style-name="Standard"/>
      <text:p text:style-name="Standard">    def borrow(self, name):</text:p>
      <text:p text:style-name="Standard">        # Borrow the book if it is available</text:p>
      <text:p text:style-name="Standard">        if self.available:</text:p>
      <text:p text:style-name="Standard">            self.available = False  # Mark the book as borrowed</text:p>
      <text:p text:style-name="Standard">            self.borrowed_by = name.title()  # Save borrower's name in title-case</text:p>
      <text:p text:style-name="Standard">            return True  # Return True if borrowed successfully</text:p>
      <text:p text:style-name="Standard">        return False  # Return False if already borrowed</text:p>
      <text:p text:style-name="Standard"/>
      <text:p text:style-name="Standard">    def return_book(self):</text:p>
      <text:p text:style-name="Standard">        # Return the book if it is currently borrowed</text:p>
      <text:p text:style-name="Standard">        if not self.available:</text:p>
      <text:p text:style-name="Standard">            self.available = True  # Mark the book as available</text:p>
      <text:p text:style-name="Standard">            self.borrowed_by = None  # Clear borrower's name</text:p>
      <text:p text:style-name="Standard">            return True  # Return True if returned successfully</text:p>
      <text:p text:style-name="Standard">        return False  # Return False if not borrowed</text:p>
      <text:p text:style-name="Standard"/>
      <text:p text:style-name="Standard">    def get_info(self):</text:p>
      <text:p text:style-name="Standard">        # Return formatted string with the book details</text:p>
      <text:p text:style-name="Standard">        return f"{self.title.upper()} by {self.author.upper()} - " + \</text:p>
      <text:p text:style-name="Standard">               ("Available" if self.available else f"Borrowed by {self.borrowed_by}")</text:p>
      <text:p text:style-name="Standard"/>
      <text:p text:style-name="Standard"># Library Class</text:p>
      <text:p text:style-name="Standard">class Library:</text:p>
      <text:p text:style-name="Standard">    def __init__(self):</text:p>
      <text:p text:style-name="Standard">        # Initialize the library with an empty dictionary of books</text:p>
      <text:p text:style-name="Standard">        self.books = {}  # Key = ISBN, Value = Book Object</text:p>
      <text:p text:style-name="Standard"/>
      <text:p text:style-name="Standard">    def add_book(self, book):</text:p>
      <text:p text:style-name="Standard">        # Add a book to the library if ISBN not already present</text:p>
      <text:p text:style-name="Standard">        if book.isbn not in self.books:</text:p>
      <text:p text:style-name="Standard">            self.books[book.isbn] = book  # Add book to the library dictionary</text:p>
      <text:p text:style-name="Standard">            return True  # Return True if added successfully</text:p>
      <text:p text:style-name="Standard">        return False  # Return False if ISBN already present</text:p>
      <text:p text:style-name="Standard"/>
      <text:p text:style-name="Standard"><text:soft-page-break/>    def remove_book(self, isbn):</text:p>
      <text:p text:style-name="Standard">        # Remove a book by ISBN using dictionary pop()</text:p>
      <text:p text:style-name="Standard">        removed = self.books.pop(isbn, None)</text:p>
      <text:p text:style-name="Standard">        return removed is not None  # Return True if removed successfully, False otherwise</text:p>
      <text:p text:style-name="Standard"/>
      <text:p text:style-name="Standard">    def borrow_book(self, isbn, name):</text:p>
      <text:p text:style-name="Standard">        # Borrow a book using its ISBN and borrower's name</text:p>
      <text:p text:style-name="Standard">        book = self.books.get(isbn)  # Get the book if exists</text:p>
      <text:p text:style-name="Standard">        return book.borrow(name) if book else False  # Borrow the book if exists, False otherwise</text:p>
      <text:p text:style-name="Standard"/>
      <text:p text:style-name="Standard">    def return_book(self, isbn):</text:p>
      <text:p text:style-name="Standard">        # Return a book using its ISBN</text:p>
      <text:p text:style-name="Standard">        book = self.books.get(isbn)</text:p>
      <text:p text:style-name="Standard">        return book.return_book() if book else False</text:p>
      <text:p text:style-name="Standard"/>
      <text:p text:style-name="Standard">    def show_books(self):</text:p>
      <text:p text:style-name="Standard">        # Display all books in the library with their status</text:p>
      <text:p text:style-name="Standard">        print("Library Books List:")</text:p>
      <text:p text:style-name="Standard">        for key, book in self.books.items():  # Loop through dictionary items</text:p>
      <text:p text:style-name="Standard">            print(f"[{key}] {book.get_info()}")  # Show book details</text:p>
      <text:p text:style-name="Standard"/>
      <text:p text:style-name="Standard">    def search_books(self, keyword):</text:p>
      <text:p text:style-name="Standard">        # Search books by keyword in title or author (case-insensitive)</text:p>
      <text:p text:style-name="Standard">        keyword = keyword.lower()</text:p>
      <text:p text:style-name="Standard">        found = []  # List to store matching books</text:p>
      <text:p text:style-name="Standard">        for book in self.books.values():</text:p>
      <text:p text:style-name="Standard">            # Check if keyword is in title or author</text:p>
      <text:p text:style-name="Standard">            if keyword in book.title.lower() or keyword in book.author.lower():</text:p>
      <text:p text:style-name="Standard">                found.append(book)  # Add matching book to the list</text:p>
      <text:p text:style-name="Standard">        if found:</text:p>
      <text:p text:style-name="Standard">            # Sort found books by title</text:p>
      <text:p text:style-name="Standard">            found.sort(key=lambda b: b.title)</text:p>
      <text:p text:style-name="Standard">            print("Search Results:")</text:p>
      <text:p text:style-name="Standard">            for b in found:</text:p>
      <text:p text:style-name="Standard">                print(f" - {b.get_info()}")</text:p>
      <text:p text:style-name="Standard">        else:</text:p>
      <text:p text:style-name="Standard">            print("No book found with that keyword")</text:p>
      <text:p text:style-name="Standard"/>
      <text:p text:style-name="Standard"># Example Usage</text:p>
      <text:p text:style-name="Standard"/>
      <text:p text:style-name="Standard"># Create a library instance</text:p>
      <text:p text:style-name="Standard">library = Library()</text:p>
      <text:p text:style-name="Standard"/>
      <text:p text:style-name="Standard"># Create book instances</text:p>
      <text:p text:style-name="Standard">b1 = Book("101", "Python Programming", "John Zelle")</text:p>
      <text:p text:style-name="Standard">b2 = Book("102", "Artificial Intelligence", "Stuart Russell")</text:p>
      <text:p text:style-name="Standard">b3 = Book("103", "Data Structures", "Mark Allen Weiss")</text:p>
      <text:p text:style-name="Standard"/>
      <text:p text:style-name="Standard"># Add books to the library</text:p>
      <text:p text:style-name="Standard"><text:soft-page-break/>library.add_book(b1)</text:p>
      <text:p text:style-name="Standard">library.add_book(b2)</text:p>
      <text:p text:style-name="Standard">library.add_book(b3)</text:p>
      <text:p text:style-name="Standard"/>
      <text:p text:style-name="Standard"># Display all books</text:p>
      <text:p text:style-name="Standard">library.show_books()</text:p>
      <text:p text:style-name="Standard"/>
      <text:p text:style-name="Standard"># Borrow a book with ISBN "102" by user "Alice"</text:p>
      <text:p text:style-name="Standard">library.borrow_book("102", "Alice")</text:p>
      <text:p text:style-name="Standard">print("\nAfter Borrowing:\n")</text:p>
      <text:p text:style-name="Standard">library.show_books()  # Display updated list</text:p>
      <text:p text:style-name="Standard"/>
      <text:p text:style-name="Standard"># Return the borrowed book with ISBN "102"</text:p>
      <text:p text:style-name="Standard">library.return_book("102")</text:p>
      <text:p text:style-name="Standard">print("\nAfter Returning:\n")</text:p>
      <text:p text:style-name="Standard">library.show_books()  # Display updated list</text:p>
      <text:p text:style-name="Standard"/>
      <text:p text:style-name="Standard"># Search for books by keyword "Data"</text:p>
      <text:p text:style-name="Standard">print("\nSearch by 'Data':")</text:p>
      <text:p text:style-name="Standard">library.search_books("Data")</text:p>
      <text:p text:style-name="P2"><draw:frame text:anchor-type="paragraph" draw:z-index="0" draw:name="Text Frame 1" draw:style-name="gr5" draw:text-style-name="P12" svg:width="5.1252in" svg:height="4.5524in" svg:x="0.0457in" svg:y="0.098in"><draw:text-box><text:p text:style-name="P11"><text:span text:style-name="T21"><text:s/></text:span><text:span text:style-name="T21">Library Books List:</text:span></text:p><text:p text:style-name="P11"><text:span text:style-name="T21"><text:s/></text:span><text:span text:style-name="T21">[101] PYTHON PROGRAMMING by JOHN ZELLE - Available</text:span></text:p><text:p text:style-name="P11"><text:span text:style-name="T21"><text:s/></text:span><text:span text:style-name="T21">[102] ARTIFICIAL INTELLIGENCE by STUART RUSSELL - Available</text:span></text:p><text:p text:style-name="P11"><text:span text:style-name="T21"><text:s/></text:span><text:span text:style-name="T21">[103] DATA STRUCTURES by MARK ALLEN WEISS - Available</text:span></text:p><text:p text:style-name="P11"><text:span text:style-name="T21"/></text:p><text:p text:style-name="P11"><text:span text:style-name="T21"><text:s/></text:span><text:span text:style-name="T21">After Borrowing:</text:span></text:p><text:p text:style-name="P11"><text:span text:style-name="T21"/></text:p><text:p text:style-name="P11"><text:span text:style-name="T21"><text:s/></text:span><text:span text:style-name="T21">Library Books List:</text:span></text:p><text:p text:style-name="P11"><text:span text:style-name="T21"><text:s/></text:span><text:span text:style-name="T21">[101] PYTHON PROGRAMMING by JOHN ZELLE - Available</text:span></text:p><text:p text:style-name="P11"><text:span text:style-name="T21"><text:s/></text:span><text:span text:style-name="T21">[102] ARTIFICIAL INTELLIGENCE by STUART RUSSELL - Borrowed <text:s text:c="3"/>by Alice</text:span></text:p><text:p text:style-name="P11"><text:span text:style-name="T21"><text:s/></text:span><text:span text:style-name="T21">[103] DATA STRUCTURES by MARK ALLEN WEISS - Available</text:span></text:p><text:p text:style-name="P11"><text:span text:style-name="T21"/></text:p><text:p text:style-name="P11"><text:span text:style-name="T21"><text:s/></text:span><text:span text:style-name="T21">After Returning:</text:span></text:p><text:p text:style-name="P11"><text:span text:style-name="T21"/></text:p><text:p text:style-name="P11"><text:span text:style-name="T21"><text:s/></text:span><text:span text:style-name="T21">Library Books List:</text:span></text:p><text:p text:style-name="P11"><text:span text:style-name="T21"><text:s/></text:span><text:span text:style-name="T21">[101] PYTHON PROGRAMMING by JOHN ZELLE - Available</text:span></text:p><text:p text:style-name="P11"><text:span text:style-name="T21"><text:s/></text:span><text:span text:style-name="T21">[102] ARTIFICIAL INTELLIGENCE by STUART RUSSELL - Available</text:span></text:p><text:p text:style-name="P11"><text:span text:style-name="T21"><text:s/></text:span><text:span text:style-name="T21">[103] DATA STRUCTURES by MARK ALLEN WEISS - Available</text:span></text:p><text:p text:style-name="P11"><text:span text:style-name="T21"/></text:p><text:p text:style-name="P11"><text:span text:style-name="T21"><text:s/></text:span><text:span text:style-name="T21">Search by 'Data':</text:span></text:p><text:p text:style-name="P11"><text:span text:style-name="T21"><text:s/></text:span><text:span text:style-name="T21">Search Results:</text:span></text:p><text:p text:style-name="P11"><text:span text:style-name="T21"><text:s/></text:span><text:span text:style-name="T21">- DATA STRUCTURES by MARK ALLEN WEISS - Availabl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Practical No 2</text:p>
      <text:h text:style-name="P1" text:outline-level="3" text:is-list-header="true">Aim: Write a program for building and using Singly Linked List</text:h>
      <text:p text:style-name="P4"># Node class for singly linked-list</text:p>
      <text:p text:style-name="P4">class Node:</text:p>
      <text:p text:style-name="P4">    def __init__(self, data):</text:p>
      <text:p text:style-name="P4">        self.data = data</text:p>
      <text:p text:style-name="P4">        self.next = None</text:p>
      <text:p text:style-name="P4"/>
      <text:p text:style-name="P4"># Linked list class to manage tasks</text:p>
      <text:p text:style-name="P4">class TaskList:</text:p>
      <text:p text:style-name="P4">    def __init__(self):</text:p>
      <text:p text:style-name="P4">        self.head = None</text:p>
      <text:p text:style-name="P4"/>
      <text:p text:style-name="P4">    def add_task(self, task):</text:p>
      <text:p text:style-name="P4">        new_node = Node(task)</text:p>
      <text:p text:style-name="P4">        if not self.head:</text:p>
      <text:p text:style-name="P4">            self.head = new_node</text:p>
      <text:p text:style-name="P4">            return</text:p>
      <text:p text:style-name="P4">        curr = self.head</text:p>
      <text:p text:style-name="P4">        while curr.next:</text:p>
      <text:p text:style-name="P4">            curr = curr.next</text:p>
      <text:p text:style-name="P4">        curr.next = new_node</text:p>
      <text:p text:style-name="P4"/>
      <text:p text:style-name="P4">    def remove_task(self, task):</text:p>
      <text:p text:style-name="P4">        if not self.head:  # List is empty</text:p>
      <text:p text:style-name="P4">            return False</text:p>
      <text:p text:style-name="P4">        if self.head.data == task:</text:p>
      <text:p text:style-name="P4">            self.head = self.head.next  # Remove head node</text:p>
      <text:p text:style-name="P4">            return True</text:p>
      <text:p text:style-name="P4">        curr = self.head</text:p>
      <text:p text:style-name="P4">        while curr.next:</text:p>
      <text:p text:style-name="P4">            if curr.next.data == task:</text:p>
      <text:p text:style-name="P4">                curr.next = curr.next.next  # Bypass the node</text:p>
      <text:p text:style-name="P4">                return True</text:p>
      <text:p text:style-name="P4">            curr = curr.next</text:p>
      <text:p text:style-name="P4">        return False  # Task not found</text:p>
      <text:p text:style-name="P4"/>
      <text:p text:style-name="P4">    def display_tasks(self):</text:p>
      <text:p text:style-name="P4">        if not self.head:</text:p>
      <text:p text:style-name="P4">            print("Task list is empty")</text:p>
      <text:p text:style-name="P4">            return</text:p>
      <text:p text:style-name="P4">        print("Task list:")</text:p>
      <text:p text:style-name="P4">        curr = self.head</text:p>
      <text:p text:style-name="P4">        while curr:</text:p>
      <text:p text:style-name="P4">            print(" -", curr.data)</text:p>
      <text:p text:style-name="P4">            curr = curr.next</text:p>
      <text:p text:style-name="P4"/>
      <text:p text:style-name="P4">    def search_task(self, keyword):</text:p>
      <text:p text:style-name="P4">        curr = self.head</text:p>
      <text:p text:style-name="P4">        found = False</text:p>
      <text:p text:style-name="P4"><text:soft-page-break/>        keyword = keyword.lower()</text:p>
      <text:p text:style-name="P4">        while curr:</text:p>
      <text:p text:style-name="P4">            if keyword in curr.data.lower():</text:p>
      <text:p text:style-name="P4">                print(f"Found: {curr.data}")</text:p>
      <text:p text:style-name="P4">                found = True</text:p>
      <text:p text:style-name="P4">            curr = curr.next</text:p>
      <text:p text:style-name="P4">        if not found:</text:p>
      <text:p text:style-name="P4">            print("No matching task found")</text:p>
      <text:p text:style-name="P4"/>
      <text:p text:style-name="P4"># Example Usage</text:p>
      <text:p text:style-name="P4"># Create an instance of TaskList</text:p>
      <text:p text:style-name="P4">todo = TaskList()</text:p>
      <text:p text:style-name="P4"/>
      <text:p text:style-name="P4"># Add tasks to the list</text:p>
      <text:p text:style-name="P4">todo.add_task("Prepare monthly financial report")</text:p>
      <text:p text:style-name="P4">todo.add_task("Email project updates to team")</text:p>
      <text:p text:style-name="P4">todo.add_task("Schedule client meeting for next week")</text:p>
      <text:p text:style-name="P4">todo.add_task("Organize files and documents")</text:p>
      <text:p text:style-name="P4">todo.add_task("Update website with new content")</text:p>
      <text:p text:style-name="P4"/>
      <text:p text:style-name="P4"># Display all tasks</text:p>
      <text:p text:style-name="P4">todo.display_tasks()</text:p>
      <text:p text:style-name="P4"/>
      <text:p text:style-name="P4"># Remove a task</text:p>
      <text:p text:style-name="P4">print("\nRemoving 'Organize files and documents'")</text:p>
      <text:p text:style-name="P4">todo.remove_task("Organize files and documents")</text:p>
      <text:p text:style-name="P4"/>
      <text:p text:style-name="P4"># Display updated list of tasks</text:p>
      <text:p text:style-name="P4">todo.display_tasks()</text:p>
      <text:p text:style-name="P4"/>
      <text:p text:style-name="P4"># Search for tasks containing 'project'</text:p>
      <text:p text:style-name="P4">print("\nSearching for 'project':")</text:p>
      <text:p text:style-name="P4">todo.search_task("project")</text:p>
      <text:p text:style-name="P4"/>
      <text:p text:style-name="P4"># Display tasks again to confirm state</text:p>
      <text:p text:style-name="P4">todo.display_tasks()</text:p>
      <text:p text:style-name="P4"><draw:frame text:anchor-type="paragraph" draw:z-index="1" draw:name="Text Frame 2" draw:style-name="gr4" draw:text-style-name="P10" svg:width="5.1252in" svg:height="3.6906in" svg:x="-0.0165in" svg:y="0.0882in"><draw:text-box><text:p text:style-name="P9"><text:span text:style-name="T20"><text:s/></text:span><text:span text:style-name="T20">Task list:</text:span></text:p><text:p text:style-name="P9"><text:span text:style-name="T20"><text:s text:c="2"/></text:span><text:span text:style-name="T20">- Prepare monthly financial report</text:span></text:p><text:p text:style-name="P9"><text:span text:style-name="T20"><text:s text:c="2"/></text:span><text:span text:style-name="T20">- Email project updates to team</text:span></text:p><text:p text:style-name="P9"><text:span text:style-name="T20"><text:s text:c="2"/></text:span><text:span text:style-name="T20">- Schedule client meeting for next week</text:span></text:p><text:p text:style-name="P9"><text:span text:style-name="T20"><text:s text:c="2"/></text:span><text:span text:style-name="T20">- Organize files and documents</text:span></text:p><text:p text:style-name="P9"><text:span text:style-name="T20"><text:s text:c="2"/></text:span><text:span text:style-name="T20">- Update website with new content</text:span></text:p><text:p text:style-name="P9"><text:span text:style-name="T20"/></text:p><text:p text:style-name="P9"><text:span text:style-name="T20"><text:s/></text:span><text:span text:style-name="T20">Removing 'Organize files and documents'</text:span></text:p><text:p text:style-name="P9"><text:span text:style-name="T20"><text:s/></text:span><text:span text:style-name="T20">Task list:</text:span></text:p><text:p text:style-name="P9"><text:span text:style-name="T20"><text:s text:c="2"/></text:span><text:span text:style-name="T20">- Prepare monthly financial report</text:span></text:p><text:p text:style-name="P9"><text:span text:style-name="T20"><text:s text:c="2"/></text:span><text:span text:style-name="T20">- Email project updates to team</text:span></text:p><text:p text:style-name="P9"><text:span text:style-name="T20"><text:s text:c="2"/></text:span><text:span text:style-name="T20">- Schedule client meeting for next week</text:span></text:p><text:p text:style-name="P9"><text:span text:style-name="T20"><text:s text:c="2"/></text:span><text:span text:style-name="T20">- Update website with new content</text:span></text:p><text:p text:style-name="P9"><text:span text:style-name="T20"/></text:p><text:p text:style-name="P9"><text:span text:style-name="T20"><text:s/></text:span><text:span text:style-name="T20">Searching for 'project': </text:span></text:p><text:p text:style-name="P9"><text:span text:style-name="T20"><text:s/></text:span><text:span text:style-name="T20">Found: Email project updates to team</text:span></text:p><text:p text:style-name="P9"><text:span text:style-name="T20"><text:s/></text:span><text:span text:style-name="T20">Task list:</text:span></text:p><text:p text:style-name="P9"><text:span text:style-name="T20"><text:s text:c="2"/></text:span><text:span text:style-name="T20">- Prepare monthly financial report</text:span></text:p><text:p text:style-name="P9"><text:span text:style-name="T20"><text:s text:c="2"/></text:span><text:span text:style-name="T20">- Email project updates to team</text:span></text:p><text:p text:style-name="P9"><text:span text:style-name="T20"><text:s text:c="2"/></text:span><text:span text:style-name="T20">- Schedule client meeting for next week</text:span></text:p><text:p text:style-name="P9"><text:span text:style-name="T20"><text:s text:c="2"/></text:span><text:span text:style-name="T20">- Update website with new content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itle"><text:soft-page-break/>Practical No 3</text:p>
      <text:h text:style-name="Heading_20_3" text:outline-level="3">Aim: Write a program for polynomial operations using Linked List</text:h>
      <text:p text:style-name="Standard"># Node to represent a term in the polynomial</text:p>
      <text:p text:style-name="Standard">class Node:</text:p>
      <text:p text:style-name="Standard">    def __init__(self, coeff, exp):</text:p>
      <text:p text:style-name="Standard">        self.coeff = coeff</text:p>
      <text:p text:style-name="Standard">        self.exp = exp</text:p>
      <text:p text:style-name="Standard">        self.next = None</text:p>
      <text:p text:style-name="Standard"/>
      <text:p text:style-name="Standard"># Polynomial class</text:p>
      <text:p text:style-name="Standard">class Polynomial:</text:p>
      <text:p text:style-name="Standard">    def __init__(self):</text:p>
      <text:p text:style-name="Standard">        self.head = None</text:p>
      <text:p text:style-name="Standard"/>
      <text:p text:style-name="Standard">    def add_term(self, coeff, exp):</text:p>
      <text:p text:style-name="Standard">        if coeff == 0:</text:p>
      <text:p text:style-name="Standard">            return</text:p>
      <text:p text:style-name="Standard">        new = Node(coeff, exp)</text:p>
      <text:p text:style-name="Standard">        # Insert at the beginning or before head if exponent is largest</text:p>
      <text:p text:style-name="Standard">        if not self.head or exp &gt; self.head.exp:</text:p>
      <text:p text:style-name="Standard">            new.next = self.head</text:p>
      <text:p text:style-name="Standard">            self.head = new</text:p>
      <text:p text:style-name="Standard">            return</text:p>
      <text:p text:style-name="Standard">        curr = self.head</text:p>
      <text:p text:style-name="Standard">        prev = None</text:p>
      <text:p text:style-name="Standard">        # Traverse to find the correct position or combine like terms</text:p>
      <text:p text:style-name="Standard">        while curr and curr.exp &gt;= exp:</text:p>
      <text:p text:style-name="Standard">            if curr.exp == exp:</text:p>
      <text:p text:style-name="Standard">                curr.coeff += coeff</text:p>
      <text:p text:style-name="Standard">                # Remove term if coefficient becomes zero</text:p>
      <text:p text:style-name="Standard">                if curr.coeff == 0:</text:p>
      <text:p text:style-name="Standard">                    if prev:</text:p>
      <text:p text:style-name="Standard">                        prev.next = curr.next</text:p>
      <text:p text:style-name="Standard">                    else:</text:p>
      <text:p text:style-name="Standard">                        self.head = curr.next</text:p>
      <text:p text:style-name="Standard">                return</text:p>
      <text:p text:style-name="Standard">            prev = curr</text:p>
      <text:p text:style-name="Standard">            curr = curr.next</text:p>
      <text:p text:style-name="Standard">        # Insert in the middle or end</text:p>
      <text:p text:style-name="Standard">        new.next = curr</text:p>
      <text:p text:style-name="Standard">        if prev:</text:p>
      <text:p text:style-name="Standard">            prev.next = new</text:p>
      <text:p text:style-name="Standard">        else:</text:p>
      <text:p text:style-name="Standard">            self.head = new</text:p>
      <text:p text:style-name="Standard"/>
      <text:p text:style-name="Standard">    def display(self):</text:p>
      <text:p text:style-name="Standard"><text:soft-page-break/>        curr = self.head</text:p>
      <text:p text:style-name="Standard">        result = []</text:p>
      <text:p text:style-name="Standard">        while curr:</text:p>
      <text:p text:style-name="Standard">            coeff = curr.coeff</text:p>
      <text:p text:style-name="Standard">            exp = curr.exp</text:p>
      <text:p text:style-name="Standard">            if coeff &gt; 0 and result:</text:p>
      <text:p text:style-name="Standard">                result.append(f"+ {coeff}x^{exp}")</text:p>
      <text:p text:style-name="Standard">            else:</text:p>
      <text:p text:style-name="Standard">                result.append(f"{coeff}x^{exp}")</text:p>
      <text:p text:style-name="Standard">            curr = curr.next</text:p>
      <text:p text:style-name="Standard">        print(" ".join(result) if result else "0")</text:p>
      <text:p text:style-name="Standard"/>
      <text:p text:style-name="Standard">    def add(self, other):</text:p>
      <text:p text:style-name="Standard">        return self._merge(other, add=True)</text:p>
      <text:p text:style-name="Standard"/>
      <text:p text:style-name="Standard">    def subtract(self, other):</text:p>
      <text:p text:style-name="Standard">        return self._merge(other, add=False)</text:p>
      <text:p text:style-name="Standard"/>
      <text:p text:style-name="Standard">    def _merge(self, other, add=True):</text:p>
      <text:p text:style-name="Standard">        p1 = self.head</text:p>
      <text:p text:style-name="Standard">        p2 = other.head</text:p>
      <text:p text:style-name="Standard">        result = Polynomial()</text:p>
      <text:p text:style-name="Standard">        while p1 and p2:</text:p>
      <text:p text:style-name="Standard">            if p1.exp == p2.exp:</text:p>
      <text:p text:style-name="Standard">                c = p1.coeff + p2.coeff if add else p1.coeff - p2.coeff</text:p>
      <text:p text:style-name="Standard">                result.add_term(c, p1.exp)</text:p>
      <text:p text:style-name="Standard">                p1, p2 = p1.next, p2.next</text:p>
      <text:p text:style-name="Standard">            elif p1.exp &gt; p2.exp:</text:p>
      <text:p text:style-name="Standard">                result.add_term(p1.coeff, p1.exp)</text:p>
      <text:p text:style-name="Standard">                p1 = p1.next</text:p>
      <text:p text:style-name="Standard">            else:</text:p>
      <text:p text:style-name="Standard">                c = p2.coeff if add else -p2.coeff</text:p>
      <text:p text:style-name="Standard">                result.add_term(c, p2.exp)</text:p>
      <text:p text:style-name="Standard">                p2 = p2.next</text:p>
      <text:p text:style-name="Standard">        while p1:</text:p>
      <text:p text:style-name="Standard">            result.add_term(p1.coeff, p1.exp)</text:p>
      <text:p text:style-name="Standard">            p1 = p1.next</text:p>
      <text:p text:style-name="Standard">        while p2:</text:p>
      <text:p text:style-name="Standard">            c = p2.coeff if add else -p2.coeff</text:p>
      <text:p text:style-name="Standard">            result.add_term(c, p2.exp)</text:p>
      <text:p text:style-name="Standard">            p2 = p2.next</text:p>
      <text:p text:style-name="Standard">        return result</text:p>
      <text:p text:style-name="Standard"/>
      <text:p text:style-name="Standard"># Example Usage</text:p>
      <text:p text:style-name="Standard"/>
      <text:p text:style-name="Standard"># P1 = 4x^4 + 2x^2 + 6</text:p>
      <text:p text:style-name="Standard">p1 = Polynomial()</text:p>
      <text:p text:style-name="Standard">p1.add_term(4, 4)</text:p>
      <text:p text:style-name="Standard">p1.add_term(2, 2)</text:p>
      <text:p text:style-name="Standard"><text:soft-page-break/>p1.add_term(6, 0)</text:p>
      <text:p text:style-name="Standard"/>
      <text:p text:style-name="Standard"># P2 = 3x^5 - x^2 + 4x + 1</text:p>
      <text:p text:style-name="Standard">p2 = Polynomial()</text:p>
      <text:p text:style-name="Standard">p2.add_term(3, 5)</text:p>
      <text:p text:style-name="Standard">p2.add_term(-1, 2)</text:p>
      <text:p text:style-name="Standard">p2.add_term(4, 1)</text:p>
      <text:p text:style-name="Standard">p2.add_term(1, 0)</text:p>
      <text:p text:style-name="Standard"/>
      <text:p text:style-name="Standard">print("P1: ", end=""); p1.display()</text:p>
      <text:p text:style-name="Standard">print("P2: ", end=""); p2.display()</text:p>
      <text:p text:style-name="Standard">print("P1 + P2: ", end=""); p1.add(p2).display()</text:p>
      <text:p text:style-name="Standard">print("P1 - P2: ", end=""); p1.subtract(p2).display()</text:p>
      <text:p text:style-name="Standard"/>
      <text:p text:style-name="Standard"># P3 = 5x^3 - 3x + 2</text:p>
      <text:p text:style-name="Standard">p3 = Polynomial()</text:p>
      <text:p text:style-name="Standard">p3.add_term(5, 3)</text:p>
      <text:p text:style-name="Standard">p3.add_term(-3, 1)</text:p>
      <text:p text:style-name="Standard">p3.add_term(2, 0)</text:p>
      <text:p text:style-name="Standard"/>
      <text:p text:style-name="Standard"># P4 = -2x^3 + 4x^2 - x + 5</text:p>
      <text:p text:style-name="Standard">p4 = Polynomial()</text:p>
      <text:p text:style-name="Standard">p4.add_term(-2, 3)</text:p>
      <text:p text:style-name="Standard">p4.add_term(4, 2)</text:p>
      <text:p text:style-name="Standard">p4.add_term(-1, 1)</text:p>
      <text:p text:style-name="Standard">p4.add_term(5, 0)</text:p>
      <text:p text:style-name="Standard"/>
      <text:p text:style-name="Standard">print("\nP3: ", end=""); p3.display()</text:p>
      <text:p text:style-name="Standard">print("P4: ", end=""); p4.display()</text:p>
      <text:p text:style-name="Standard">print("P3 + P4: ", end=""); p3.add(p4).display()</text:p>
      <text:p text:style-name="Standard">print("P3 - P4: ", end=""); p3.subtract(p4).display()</text:p>
      <text:p text:style-name="Standard"/>
      <text:p text:style-name="Standard"># P5 = x^6 + 3x^4 + 2x^2</text:p>
      <text:p text:style-name="Standard">p5 = Polynomial()</text:p>
      <text:p text:style-name="Standard">p5.add_term(1, 6)</text:p>
      <text:p text:style-name="Standard">p5.add_term(3, 4)</text:p>
      <text:p text:style-name="Standard">p5.add_term(2, 2)</text:p>
      <text:p text:style-name="Standard"/>
      <text:p text:style-name="Standard"># P6 = -x^5 + 2x^4 - x + 7</text:p>
      <text:p text:style-name="Standard">p6 = Polynomial()</text:p>
      <text:p text:style-name="Standard">p6.add_term(-1, 5)</text:p>
      <text:p text:style-name="Standard">p6.add_term(2, 4)</text:p>
      <text:p text:style-name="Standard">p6.add_term(-1, 1)</text:p>
      <text:p text:style-name="Standard">p6.add_term(7, 0)</text:p>
      <text:p text:style-name="Standard"/>
      <text:p text:style-name="Standard">print("\nP5: ", end=""); p5.display()</text:p>
      <text:p text:style-name="Standard">print("P6: ", end=""); p6.display()</text:p>
      <text:p text:style-name="Standard">print("P5 + P6: ", end=""); p5.add(p6).display()</text:p>
      <text:p text:style-name="Standard">print("P5 - P6: ", end=""); p5.subtract(p6).display()</text:p>
      <text:p text:style-name="P2"><draw:frame text:anchor-type="paragraph" draw:z-index="2" draw:name="Text Frame 3" draw:style-name="gr3" draw:text-style-name="P8" svg:width="5.1252in" svg:height="2.6843in" svg:x="-0.0165in" svg:y="0.089in"><draw:text-box><text:p text:style-name="P7"><text:span text:style-name="T19"><text:s/></text:span><text:span text:style-name="T19">P1: 4x^4 + 2x^2 + 6x^0</text:span></text:p><text:p text:style-name="P7"><text:span text:style-name="T19"><text:s/></text:span><text:span text:style-name="T19">P2: 3x^5 -1x^2 + 4x^1 + 1x^0</text:span></text:p><text:p text:style-name="P7"><text:span text:style-name="T19"><text:s/></text:span><text:span text:style-name="T19">P1 + P2: 3x^5 + 4x^4 + 1x^2 + 4x^1 + 7x^0</text:span></text:p><text:p text:style-name="P7"><text:span text:style-name="T19"><text:s/></text:span><text:span text:style-name="T19">P1 - P2: -3x^5 + 4x^4 + 3x^2 -4x^1 + 5x^0</text:span></text:p><text:p text:style-name="P7"><text:span text:style-name="T19"/></text:p><text:p text:style-name="P7"><text:span text:style-name="T19"><text:s/></text:span><text:span text:style-name="T19">P3: 5x^3 -3x^1 + 2x^0</text:span></text:p><text:p text:style-name="P7"><text:span text:style-name="T19"><text:s/></text:span><text:span text:style-name="T19">P4: -2x^3 + 4x^2 -1x^1 + 5x^0</text:span></text:p><text:p text:style-name="P7"><text:span text:style-name="T19"><text:s/></text:span><text:span text:style-name="T19">P3 + P4: 3x^3 + 4x^2 -4x^1 + 7x^0</text:span></text:p><text:p text:style-name="P7"><text:span text:style-name="T19"><text:s/></text:span><text:span text:style-name="T19">P3 - P4: 7x^3 -4x^2 -2x^1 -3x^0</text:span></text:p><text:p text:style-name="P7"><text:span text:style-name="T19"><text:s/></text:span></text:p><text:p text:style-name="P7"><text:span text:style-name="T19"><text:s/></text:span><text:span text:style-name="T19">P5: 1x^6 + 3x^4 + 2x^2</text:span></text:p><text:p text:style-name="P7"><text:span text:style-name="T19"><text:s/></text:span><text:span text:style-name="T19">P6: -1x^5 + 2x^4 -1x^1 + 7x^0</text:span></text:p><text:p text:style-name="P7"><text:span text:style-name="T19"><text:s/></text:span><text:span text:style-name="T19">P5 + P6: 1x^6 -1x^5 + 5x^4 + 2x^2 -1x^1 + 7x^0</text:span></text:p><text:p text:style-name="P7"><text:span text:style-name="T19"><text:s/></text:span><text:span text:style-name="T19">P5 - P6: 1x^6 + 1x^5 + 1x^4 + 2x^2 + 1x^1 -7x^0 </text:span></text:p></draw:text-box></draw:frame><text:soft-page-break/></text:p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itle"><text:soft-page-break/>Practical No 4</text:p>
      <text:h text:style-name="Heading_20_3" text:outline-level="3">Aim: Write a program for working with Doubly Linked list</text:h>
      <text:p text:style-name="Standard"># Node class</text:p>
      <text:p text:style-name="Standard">class Node:</text:p>
      <text:p text:style-name="Standard">    def __init__(self, data=None):</text:p>
      <text:p text:style-name="Standard">        self.data = data</text:p>
      <text:p text:style-name="Standard">        self.next = None</text:p>
      <text:p text:style-name="Standard">        self.prev = None</text:p>
      <text:p text:style-name="Standard"/>
      <text:p text:style-name="Standard"># Doubly Linked List class</text:p>
      <text:p text:style-name="Standard">class DoublyLinkedList:</text:p>
      <text:p text:style-name="Standard">    def __init__(self):</text:p>
      <text:p text:style-name="Standard">        self.head = None</text:p>
      <text:p text:style-name="Standard">        self.tail = None</text:p>
      <text:p text:style-name="Standard">        self.size = 0</text:p>
      <text:p text:style-name="Standard"/>
      <text:p text:style-name="Standard">    # Insert at the beginning</text:p>
      <text:p text:style-name="Standard">    def insert_from_head(self, data):</text:p>
      <text:p text:style-name="Standard">        new_node = Node(data)</text:p>
      <text:p text:style-name="Standard">        if not self.head:</text:p>
      <text:p text:style-name="Standard">            self.head = new_node</text:p>
      <text:p text:style-name="Standard">            self.tail = new_node</text:p>
      <text:p text:style-name="Standard">        else:</text:p>
      <text:p text:style-name="Standard">            new_node.next = self.head</text:p>
      <text:p text:style-name="Standard">            self.head.prev = new_node</text:p>
      <text:p text:style-name="Standard">            self.head = new_node</text:p>
      <text:p text:style-name="Standard">        self.size += 1</text:p>
      <text:p text:style-name="Standard"/>
      <text:p text:style-name="Standard">    # Insert at the end</text:p>
      <text:p text:style-name="Standard">    def insert_from_tail(self, data):</text:p>
      <text:p text:style-name="Standard">        new_node = Node(data)</text:p>
      <text:p text:style-name="Standard">        if not self.tail:</text:p>
      <text:p text:style-name="Standard">            self.tail = new_node</text:p>
      <text:p text:style-name="Standard">            self.head = new_node</text:p>
      <text:p text:style-name="Standard">        else:</text:p>
      <text:p text:style-name="Standard">            new_node.prev = self.tail</text:p>
      <text:p text:style-name="Standard">            self.tail.next = new_node</text:p>
      <text:p text:style-name="Standard">            self.tail = new_node</text:p>
      <text:p text:style-name="Standard">        self.size += 1</text:p>
      <text:p text:style-name="Standard"/>
      <text:p text:style-name="Standard">    # Insert at a specific position (middle)</text:p>
      <text:p text:style-name="Standard">    def insert_at_position(self, data, position):</text:p>
      <text:p text:style-name="Standard">        if position &lt;= 0:</text:p>
      <text:p text:style-name="Standard">            self.insert_from_head(data)</text:p>
      <text:p text:style-name="Standard">        elif position &gt;= self.size:</text:p>
      <text:p text:style-name="Standard">            self.insert_from_tail(data)</text:p>
      <text:p text:style-name="Standard"><text:soft-page-break/>        else:</text:p>
      <text:p text:style-name="Standard">            new_node = Node(data)</text:p>
      <text:p text:style-name="Standard">            temp = self.head</text:p>
      <text:p text:style-name="Standard">            for _ in range(position - 1):</text:p>
      <text:p text:style-name="Standard">                temp = temp.next</text:p>
      <text:p text:style-name="Standard">            new_node.next = temp.next</text:p>
      <text:p text:style-name="Standard">            new_node.prev = temp</text:p>
      <text:p text:style-name="Standard">            temp.next.prev = new_node</text:p>
      <text:p text:style-name="Standard">            temp.next = new_node</text:p>
      <text:p text:style-name="Standard">            self.size += 1</text:p>
      <text:p text:style-name="Standard"/>
      <text:p text:style-name="Standard">    # Delete from beginning</text:p>
      <text:p text:style-name="Standard">    def delete_from_head(self):</text:p>
      <text:p text:style-name="Standard">        if not self.head:</text:p>
      <text:p text:style-name="Standard">            print("List is empty.")</text:p>
      <text:p text:style-name="Standard">            return</text:p>
      <text:p text:style-name="Standard">        self.head = self.head.next</text:p>
      <text:p text:style-name="Standard">        if self.head:</text:p>
      <text:p text:style-name="Standard">            self.head.prev = None</text:p>
      <text:p text:style-name="Standard">        else:</text:p>
      <text:p text:style-name="Standard">            self.tail = None</text:p>
      <text:p text:style-name="Standard">        self.size -= 1</text:p>
      <text:p text:style-name="Standard"/>
      <text:p text:style-name="Standard">    # Delete from end</text:p>
      <text:p text:style-name="Standard">    def delete_from_tail(self):</text:p>
      <text:p text:style-name="Standard">        if not self.tail:</text:p>
      <text:p text:style-name="Standard">            print("List is empty.")</text:p>
      <text:p text:style-name="Standard">            return</text:p>
      <text:p text:style-name="Standard">        self.tail = self.tail.prev</text:p>
      <text:p text:style-name="Standard">        if self.tail:</text:p>
      <text:p text:style-name="Standard">            self.tail.next = None</text:p>
      <text:p text:style-name="Standard">        else:</text:p>
      <text:p text:style-name="Standard">            self.head = None</text:p>
      <text:p text:style-name="Standard">        self.size -= 1</text:p>
      <text:p text:style-name="Standard"/>
      <text:p text:style-name="Standard">    # Delete from a specific position (middle)</text:p>
      <text:p text:style-name="Standard">    def delete_at_position(self, position):</text:p>
      <text:p text:style-name="Standard">        if self.size == 0:</text:p>
      <text:p text:style-name="Standard">            print("List is empty.")</text:p>
      <text:p text:style-name="Standard">            return</text:p>
      <text:p text:style-name="Standard">        if position &lt;= 0:</text:p>
      <text:p text:style-name="Standard">            self.delete_from_head()</text:p>
      <text:p text:style-name="Standard">        elif position &gt;= self.size - 1:</text:p>
      <text:p text:style-name="Standard">            self.delete_from_tail()</text:p>
      <text:p text:style-name="Standard">        else:</text:p>
      <text:p text:style-name="Standard">            temp = self.head</text:p>
      <text:p text:style-name="Standard">            for _ in range(position):</text:p>
      <text:p text:style-name="Standard">                temp = temp.next</text:p>
      <text:p text:style-name="Standard">            temp.prev.next = temp.next</text:p>
      <text:p text:style-name="Standard"><text:soft-page-break/>            temp.next.prev = temp.prev</text:p>
      <text:p text:style-name="Standard">            self.size -= 1</text:p>
      <text:p text:style-name="Standard"/>
      <text:p text:style-name="Standard">    # Print list from head to tail</text:p>
      <text:p text:style-name="Standard">    def print_list(self):</text:p>
      <text:p text:style-name="Standard">        cur = self.head</text:p>
      <text:p text:style-name="Standard">        while cur:</text:p>
      <text:p text:style-name="Standard">            print(cur.data, end=" ")</text:p>
      <text:p text:style-name="Standard">            cur = cur.next</text:p>
      <text:p text:style-name="Standard">        print()</text:p>
      <text:p text:style-name="Standard"/>
      <text:p text:style-name="Standard">    # Print list from tail to head</text:p>
      <text:p text:style-name="Standard">    def print_list_reverse(self):</text:p>
      <text:p text:style-name="Standard">        cur = self.tail</text:p>
      <text:p text:style-name="Standard">        while cur:</text:p>
      <text:p text:style-name="Standard">            print(cur.data, end=" ")</text:p>
      <text:p text:style-name="Standard">            cur = cur.prev</text:p>
      <text:p text:style-name="Standard">        print()</text:p>
      <text:p text:style-name="Standard"/>
      <text:p text:style-name="Standard">    # Traverse the list (same as print_list)</text:p>
      <text:p text:style-name="Standard">    def traverse(self):</text:p>
      <text:p text:style-name="Standard">        self.print_list()</text:p>
      <text:p text:style-name="Standard"/>
      <text:p text:style-name="Standard"># Main function for testing with new examples</text:p>
      <text:p text:style-name="Standard">def main():</text:p>
      <text:p text:style-name="Standard">    dll = DoublyLinkedList()</text:p>
      <text:p text:style-name="Standard">    </text:p>
      <text:p text:style-name="Standard">    # Insert at head</text:p>
      <text:p text:style-name="Standard">    dll.insert_from_head(100)</text:p>
      <text:p text:style-name="Standard">    dll.insert_from_head(200)</text:p>
      <text:p text:style-name="Standard">    </text:p>
      <text:p text:style-name="Standard">    # Insert at tail</text:p>
      <text:p text:style-name="Standard">    dll.insert_from_tail(300)</text:p>
      <text:p text:style-name="Standard">    dll.insert_from_tail(400)</text:p>
      <text:p text:style-name="Standard">    </text:p>
      <text:p text:style-name="Standard">    print("List after head &amp; tail insertions:")</text:p>
      <text:p text:style-name="Standard">    dll.print_list()</text:p>
      <text:p text:style-name="Standard">    </text:p>
      <text:p text:style-name="Standard">    # Insert at middle (position 2)</text:p>
      <text:p text:style-name="Standard">    dll.insert_at_position(250, 2)</text:p>
      <text:p text:style-name="Standard">    print("List after inserting 250 at position 2:")</text:p>
      <text:p text:style-name="Standard">    dll.print_list()</text:p>
      <text:p text:style-name="Standard">    </text:p>
      <text:p text:style-name="Standard">    # Delete from middle (position 2)</text:p>
      <text:p text:style-name="Standard">    dll.delete_at_position(2)</text:p>
      <text:p text:style-name="Standard">    print("List after deleting from position 2:")</text:p>
      <text:p text:style-name="Standard">    dll.print_list()</text:p>
      <text:p text:style-name="Standard">    </text:p>
      <text:p text:style-name="Standard">    # Delete from head</text:p>
      <text:p text:style-name="Standard"><text:soft-page-break/>    dll.delete_from_head()</text:p>
      <text:p text:style-name="Standard">    print("List after deleting from head:")</text:p>
      <text:p text:style-name="Standard">    dll.print_list()</text:p>
      <text:p text:style-name="Standard">    </text:p>
      <text:p text:style-name="Standard">    # Delete from tail</text:p>
      <text:p text:style-name="Standard">    dll.delete_from_tail()</text:p>
      <text:p text:style-name="Standard">    print("List after deleting from tail:")</text:p>
      <text:p text:style-name="Standard">    dll.print_list()</text:p>
      <text:p text:style-name="Standard">    </text:p>
      <text:p text:style-name="Standard">    # Reverse print</text:p>
      <text:p text:style-name="Standard">    print("Reverse list:")</text:p>
      <text:p text:style-name="Standard">    dll.print_list_reverse()</text:p>
      <text:p text:style-name="Standard"/>
      <text:p text:style-name="Standard"># Run the main function</text:p>
      <text:p text:style-name="Standard">if __name__ == "__main__":</text:p>
      <text:p text:style-name="Standard">    main()</text:p>
      <text:p text:style-name="P2"><draw:frame text:anchor-type="paragraph" draw:z-index="3" draw:name="Text Frame 4" draw:style-name="gr2" draw:text-style-name="P8" svg:width="5.1252in" svg:height="2.4287in" svg:x="-0.0165in" svg:y="0.1181in"><draw:text-box><text:p text:style-name="P7"><text:span text:style-name="T19"><text:s/></text:span><text:span text:style-name="T19">List after head &amp; tail insertions:</text:span></text:p><text:p text:style-name="P7"><text:span text:style-name="T19"><text:s/></text:span><text:span text:style-name="T19">200 100 300 400 </text:span></text:p><text:p text:style-name="P7"><text:span text:style-name="T19"><text:s/></text:span><text:span text:style-name="T19">List after inserting 250 at position 2:</text:span></text:p><text:p text:style-name="P7"><text:span text:style-name="T19"><text:s/></text:span><text:span text:style-name="T19">200 100 250 300 400 </text:span></text:p><text:p text:style-name="P7"><text:span text:style-name="T19"><text:s/></text:span><text:span text:style-name="T19">List after deleting from position 2:</text:span></text:p><text:p text:style-name="P7"><text:span text:style-name="T19"><text:s/></text:span><text:span text:style-name="T19">200 100 300 400 </text:span></text:p><text:p text:style-name="P7"><text:span text:style-name="T19"><text:s/></text:span><text:span text:style-name="T19">List after deleting from head:</text:span></text:p><text:p text:style-name="P7"><text:span text:style-name="T19"><text:s/></text:span><text:span text:style-name="T19">100 300 400 </text:span></text:p><text:p text:style-name="P7"><text:span text:style-name="T19"><text:s/></text:span><text:span text:style-name="T19">List after deleting from tail:</text:span></text:p><text:p text:style-name="P7"><text:span text:style-name="T19"><text:s/></text:span><text:span text:style-name="T19">100 300 </text:span></text:p><text:p text:style-name="P7"><text:span text:style-name="T19"><text:s/></text:span><text:span text:style-name="T19">Reverse list:</text:span></text:p><text:p text:style-name="P7"><text:span text:style-name="T19"><text:s/></text:span><text:span text:style-name="T19">300 100 </text:span></text:p></draw:text-box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soft-page-break/>Practical No 5</text:p>
      <text:h text:style-name="Heading_20_3" text:outline-level="3">Aim: Write a program for implementing and using Stack ADT</text:h>
      <text:p text:style-name="Standard"># Stack ADT implementation</text:p>
      <text:p text:style-name="Standard">class Stack:</text:p>
      <text:p text:style-name="Standard">    def __init__(self):</text:p>
      <text:p text:style-name="Standard">        self.items = []</text:p>
      <text:p text:style-name="Standard"/>
      <text:p text:style-name="Standard">    def push(self, item):</text:p>
      <text:p text:style-name="Standard">        self.items.append(item)</text:p>
      <text:p text:style-name="Standard"/>
      <text:p text:style-name="Standard">    def pop(self):</text:p>
      <text:p text:style-name="Standard">        return self.items.pop() if not self.is_empty() else None</text:p>
      <text:p text:style-name="Standard"/>
      <text:p text:style-name="Standard">    def peek(self):</text:p>
      <text:p text:style-name="Standard">        return self.items[-1] if not self.is_empty() else None</text:p>
      <text:p text:style-name="Standard"/>
      <text:p text:style-name="Standard">    def is_empty(self):</text:p>
      <text:p text:style-name="Standard">        return len(self.items) == 0</text:p>
      <text:p text:style-name="Standard"/>
      <text:p text:style-name="Standard">    def size(self):</text:p>
      <text:p text:style-name="Standard">        return len(self.items)</text:p>
      <text:p text:style-name="Standard"/>
      <text:p text:style-name="Standard"># Balanced Delimiter Checker with detailed comments</text:p>
      <text:p text:style-name="Standard">class DelimiterMatcher:</text:p>
      <text:p text:style-name="Standard">    def __init__(self):</text:p>
      <text:p text:style-name="Standard">        # Mapping of closing brackets to their corresponding opening brackets</text:p>
      <text:p text:style-name="Standard">        self.pairs = {')': '(', '}': '{', ']': '['}</text:p>
      <text:p text:style-name="Standard"/>
      <text:p text:style-name="Standard">    def is_matching(self, code_string):</text:p>
      <text:p text:style-name="Standard">        # Create an empty stack to hold opening brackets</text:p>
      <text:p text:style-name="Standard">        stack = Stack()</text:p>
      <text:p text:style-name="Standard"/>
      <text:p text:style-name="Standard">        # Traverse each character in the input string</text:p>
      <text:p text:style-name="Standard">        for char in code_string:</text:p>
      <text:p text:style-name="Standard">            if char in "([{":</text:p>
      <text:p text:style-name="Standard">                stack.push(char)</text:p>
      <text:p text:style-name="Standard">            elif char in ")]}":</text:p>
      <text:p text:style-name="Standard">                # Step 1: If the stack is empty, there's no opening bracket</text:p>
      <text:p text:style-name="Standard">                if stack.is_empty():</text:p>
      <text:p text:style-name="Standard">                    return False</text:p>
      <text:p text:style-name="Standard">                # Step 2: Pop the last opening bracket from the stack</text:p>
      <text:p text:style-name="Standard">                top = stack.pop()</text:p>
      <text:p text:style-name="Standard">                # Step 3: Get the expected matching opening bracket</text:p>
      <text:p text:style-name="Standard">                expected_opening = self.pairs[char]</text:p>
      <text:p text:style-name="Standard">                # Step 4: Compare the popped bracket with the expected one</text:p>
      <text:p text:style-name="Standard">                if top != expected_opening:</text:p>
      <text:p text:style-name="Standard"><text:soft-page-break/>                    return False  # Mismatch found</text:p>
      <text:p text:style-name="Standard">        # Step 5: After processing all characters, if the stack is empty, all brackets matched correctly</text:p>
      <text:p text:style-name="Standard">        return stack.is_empty()</text:p>
      <text:p text:style-name="Standard"/>
      <text:p text:style-name="Standard"># Prefix to Postfix Converter</text:p>
      <text:p text:style-name="Standard">class PrefixToPostfixConverter:</text:p>
      <text:p text:style-name="Standard">    def __init__(self):</text:p>
      <text:p text:style-name="Standard">        pass</text:p>
      <text:p text:style-name="Standard"/>
      <text:p text:style-name="Standard">    def is_operand(self, ch):</text:p>
      <text:p text:style-name="Standard">        return ch.isalpha() or ch.isdigit()</text:p>
      <text:p text:style-name="Standard"/>
      <text:p text:style-name="Standard">    def convert(self, prefix_expr):</text:p>
      <text:p text:style-name="Standard">        stack = Stack()</text:p>
      <text:p text:style-name="Standard">        for char in reversed(prefix_expr):</text:p>
      <text:p text:style-name="Standard">            if self.is_operand(char):</text:p>
      <text:p text:style-name="Standard">                stack.push(char)</text:p>
      <text:p text:style-name="Standard">            else:</text:p>
      <text:p text:style-name="Standard">                op1 = stack.pop()</text:p>
      <text:p text:style-name="Standard">                op2 = stack.pop()</text:p>
      <text:p text:style-name="Standard">                new_expr = op1 + op2 + char</text:p>
      <text:p text:style-name="Standard">                stack.push(new_expr)</text:p>
      <text:p text:style-name="Standard">        return stack.pop()</text:p>
      <text:p text:style-name="Standard"/>
      <text:p text:style-name="Standard"># Example Usage</text:p>
      <text:p text:style-name="Standard"/>
      <text:p text:style-name="Standard">def main():</text:p>
      <text:p text:style-name="Standard">    # Test DelimiterMatcher</text:p>
      <text:p text:style-name="Standard">    match = DelimiterMatcher()</text:p>
      <text:p text:style-name="Standard">    c_code = """</text:p>
      <text:p text:style-name="Standard">    #include &lt;stdio.h&gt;</text:p>
      <text:p text:style-name="Standard">    int main(){</text:p>
      <text:p text:style-name="Standard">        int a=10;</text:p>
      <text:p text:style-name="Standard">        if (a&gt;5){</text:p>
      <text:p text:style-name="Standard">            printf("hello");</text:p>
      <text:p text:style-name="Standard">        } else {</text:p>
      <text:p text:style-name="Standard">            printf("Bye");</text:p>
      <text:p text:style-name="Standard">        }</text:p>
      <text:p text:style-name="Standard">        return 0;</text:p>
      <text:p text:style-name="Standard">    }</text:p>
      <text:p text:style-name="Standard">    """</text:p>
      <text:p text:style-name="Standard">    print("Delimiter check (C code):", "Balanced" if match.is_matching(c_code) else "Not Balanced")</text:p>
      <text:p text:style-name="Standard"/>
      <text:p text:style-name="Standard">    expr1 = "{[()()]}"</text:p>
      <text:p text:style-name="Standard">    print("Delimiter check ({[()()]}):", "Balanced" if match.is_matching(expr1) else "Not Balanced")</text:p>
      <text:p text:style-name="Standard"/>
      <text:p text:style-name="Standard">    expr2 = "(())()"</text:p>
      <text:p text:style-name="Standard">    print("Delimiter check ((())()):", "Balanced" if match.is_matching(expr2) else "Not Balanced")</text:p>
      <text:p text:style-name="Standard"/>
      <text:p text:style-name="Standard"><text:soft-page-break/>    expr3 = "{[(])}"</text:p>
      <text:p text:style-name="Standard">    print("Delimiter check ({[(])}):", "Balanced" if match.is_matching(expr3) else "Not Balanced")</text:p>
      <text:p text:style-name="Standard"/>
      <text:p text:style-name="Standard">    # Test PrefixToPostfixConverter</text:p>
      <text:p text:style-name="Standard">    converter = PrefixToPostfixConverter()</text:p>
      <text:p text:style-name="Standard">    prefix_expr = "*+AB-CD"</text:p>
      <text:p text:style-name="Standard">    postfix_expr = converter.convert(prefix_expr)</text:p>
      <text:p text:style-name="Standard">    print("\nPrefix expression:", prefix_expr)</text:p>
      <text:p text:style-name="Standard">    print("Converted Postfix expression:", postfix_expr)</text:p>
      <text:p text:style-name="Standard"/>
      <text:p text:style-name="Standard"># Run the main function</text:p>
      <text:p text:style-name="Standard">if __name__ == "__main__":</text:p>
      <text:p text:style-name="Standard">    main()</text:p>
      <text:p text:style-name="P2"><draw:frame text:anchor-type="paragraph" draw:z-index="4" draw:name="Text Frame 5" draw:style-name="gr1" draw:text-style-name="P8" svg:width="5.1252in" svg:height="1.4331in" svg:x="-0.0165in" svg:y="0.1181in"><draw:text-box><text:p text:style-name="P7"><text:span text:style-name="T19">Delimiter check (C code): Balanced</text:span></text:p><text:p text:style-name="P7"><text:span text:style-name="T19">Delimiter check ({[()()]}): Balanced</text:span></text:p><text:p text:style-name="P7"><text:span text:style-name="T19">Delimiter check ((())()): Balanced</text:span></text:p><text:p text:style-name="P7"><text:span text:style-name="T19">Delimiter check ({[(])}): Not Balanced</text:span></text:p><text:p text:style-name="P7"><text:span text:style-name="T19"/></text:p><text:p text:style-name="P7"><text:span text:style-name="T19">Prefix expression: *+AB-CD</text:span></text:p><text:p text:style-name="P7"><text:span text:style-name="T19">Converted Postfix expression: AB+CD-*</text:span>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8:35:27.089000000</meta:creation-date>
    <dc:date>2025-09-17T19:00:45.790000000</dc:date>
    <meta:editing-duration>PT3M32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6" meta:paragraph-count="536" meta:word-count="2064" meta:character-count="17559" meta:non-whitespace-character-count="12429"/>
  </office:meta>
</office:document-meta>
</file>